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99cm" fo:margin-left="0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6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>
      <style:text-properties officeooo:rsid="00166d7d" officeooo:paragraph-rsid="00166d7d"/>
    </style:style>
    <style:style style:name="P3" style:family="paragraph" style:parent-style-name="Table_20_Contents">
      <style:text-properties officeooo:rsid="00187652" officeooo:paragraph-rsid="00187652"/>
    </style:style>
    <style:style style:name="P4" style:family="paragraph" style:parent-style-name="Table_20_Contents">
      <style:text-properties officeooo:rsid="0019b415" officeooo:paragraph-rsid="0019b415"/>
    </style:style>
    <style:style style:name="P5" style:family="paragraph" style:parent-style-name="Table_20_Contents">
      <style:text-properties officeooo:rsid="00173424" officeooo:paragraph-rsid="002161ac"/>
    </style:style>
    <style:style style:name="P6" style:family="paragraph" style:parent-style-name="Table_20_Contents">
      <style:text-properties officeooo:paragraph-rsid="002161ac"/>
    </style:style>
    <style:style style:name="P7" style:family="paragraph" style:parent-style-name="Table_20_Contents">
      <style:text-properties officeooo:rsid="0009c51f" officeooo:paragraph-rsid="002161ac"/>
    </style:style>
    <style:style style:name="P8" style:family="paragraph" style:parent-style-name="Table_20_Contents">
      <style:text-properties officeooo:rsid="00166d7d" officeooo:paragraph-rsid="00166d7d"/>
    </style:style>
    <style:style style:name="P9" style:family="paragraph" style:parent-style-name="Table_20_Contents">
      <style:text-properties officeooo:rsid="002823b5" officeooo:paragraph-rsid="002823b5"/>
    </style:style>
    <style:style style:name="P10" style:family="paragraph" style:parent-style-name="Table_20_Contents">
      <style:text-properties officeooo:paragraph-rsid="002161ac"/>
    </style:style>
    <style:style style:name="P11" style:family="paragraph" style:parent-style-name="Table_20_Contents">
      <style:text-properties officeooo:paragraph-rsid="002823b5"/>
    </style:style>
    <style:style style:name="T1" style:family="text">
      <style:text-properties officeooo:rsid="00187652"/>
    </style:style>
    <style:style style:name="T2" style:family="text">
      <style:text-properties officeooo:rsid="001d0cb4"/>
    </style:style>
    <style:style style:name="T3" style:family="text">
      <style:text-properties officeooo:rsid="002161ac"/>
    </style:style>
    <style:style style:name="T4" style:family="text">
      <style:text-properties officeooo:rsid="0009c51f"/>
    </style:style>
    <style:style style:name="T5" style:family="text">
      <style:text-properties officeooo:rsid="0022e442"/>
    </style:style>
    <style:style style:name="T6" style:family="text">
      <style:text-properties officeooo:rsid="0024dc4f"/>
    </style:style>
    <style:style style:name="T7" style:family="text">
      <style:text-properties officeooo:rsid="00282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Table_20_Contents">ユーザーがログアウト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Table_20_Contents">ユーザー（教員または学生）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p text:style-name="P3">1. ユーザーが登録済みである。</text:p>
            <text:p text:style-name="P2"><text:span text:style-name="T1">2. </text:span>webブラウザが起動されている。</text:p>
            <text:p text:style-name="P9">3. ユーザーがログイン済みである。</text:p>
            <text:p text:style-name="P9">4. メインページが表示されている。</text:p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p text:style-name="P5"><text:span text:style-name="T7">1. </text:span>アクターが、「ログアウト」ボタンを押下する。</text:p>
            <text:p text:style-name="P9">2. システムがトップページを表示する。</text:p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p text:style-name="P4">1. トップページが表示されている。</text:p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p text:style-name="P6"><text:span text:style-name="T7">1. メインページ</text:span></text:p>
            <text:p text:style-name="P6">　　○　本アプリケーションのタイトルを表示する。</text:p>
            <text:p text:style-name="P6">　　○　「ログアウト<text:span text:style-name="T7">」ボタンを表示する。</text:span></text:p>
            <text:p text:style-name="P7">2. トップページ</text:p>
            <text:p text:style-name="P11">　　○　本アプリケーションのタイトルを表示する．</text:p>
            <text:p text:style-name="P11">　　○　ログインIDの入力するための「id」フィールドを表示する。</text:p>
            <text:p text:style-name="P11">　　○　パスワードを入力するための「password」フィールドを表示する。</text:p>
            <text:p text:style-name="P11">　　○　「ログイン」ボタンを表示する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2-08T23:02:28.873208000</dc:date>
    <meta:editing-duration>PT40M48S</meta:editing-duration>
    <meta:editing-cycles>7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23" meta:word-count="313" meta:character-count="360" meta:non-whitespace-character-count="333"/>
  </office:meta>
</office:document-meta>
</file>